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style:font-size-asian="9pt" style:font-size-complex="10.5pt"/>
    </style:style>
    <style:style style:name="gr1" style:family="graphic">
      <style:graphic-properties draw:textarea-horizontal-align="justify" draw:textarea-vertical-align="middle" draw:auto-grow-height="false" fo:min-height="0.616cm" fo:min-width="2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596cm" fo:min-width="1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751cm" fo:min-width="1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63cm" fo:min-width="1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04cm" fo:min-width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478cm" fo:min-width="2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41cm" fo:min-width="1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632cm" fo:min-width="2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457cm" fo:min-width="1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085cm" fo:min-width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84cm" fo:min-width="1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279cm" fo:min-width="3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148cm" fo:min-width="1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1.279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1.346cm" fo:min-width="2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1.081cm" fo:min-width="2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995cm" fo:min-width="1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826cm" fo:min-width="2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Фигура1" draw:style-name="gr1" svg:width="2.449cm" svg:height="0.662cm" svg:x="2.141cm" svg:y="-1.554cm"><text:p text:style-name="P1">Начало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" draw:name="Фигура2" draw:style-name="gr2" draw:text-style-name="P1" svg:width="2.844cm" svg:height="0.595cm" svg:x="1.842cm" svg:y="-0.407cm"><text:p text:style-name="P1">Ввод(a,b,c)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name="Фигура3" draw:style-name="gr3" draw:text-style-name="P1" svg:width="2.378cm" svg:height="1.5cm" svg:x="2.147cm" svg:y="0.873cm"><text:p text:style-name="P1">a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Фигура4" draw:style-name="gr4" draw:text-style-name="P1" svg:width="2.266cm" svg:height="1.721cm" svg:x="2.258cm" svg:y="3.186cm"><text:p text:style-name="P1">b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Фигура5" draw:style-name="gr5" draw:text-style-name="P1" svg:width="2.461cm" svg:height="2.006cm" svg:x="2.103cm" svg:y="5.703cm"><text:p text:style-name="P1">c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Фигура6" draw:style-name="gr6" svg:width="2.89cm" svg:height="1.479cm" svg:x="5.219cm" svg:y="0.97cm"><text:p>D=b^2-4a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Фигура7" draw:style-name="gr7" draw:text-style-name="P1" svg:width="2.955cm" svg:height="1.479cm" svg:x="9.403cm" svg:y="0.718cm"><text:p text:style-name="P1">D&gt;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7" draw:name="Фигура8" draw:style-name="gr8" draw:text-style-name="P1" svg:width="2.278cm" svg:height="1.632cm" svg:x="16.628cm" svg:y="0.575cm"><text:p text:style-name="P1">x=(-b)/2a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Фигура9" draw:style-name="gr9" draw:text-style-name="P2" svg:width="2.844cm" svg:height="1.456cm" svg:x="16.155cm" svg:y="2.845cm"><text:p text:style-name="P1"><text:span text:style-name="T1">вывод(x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" draw:name="Фигура10" draw:style-name="gr10" svg:width="3.331cm" svg:height="1.084cm" svg:x="8.828cm" svg:y="6.078cm"><text:p>Корней нет 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" draw:name="Фигура11" draw:style-name="gr11" draw:text-style-name="P1" svg:width="2.661cm" svg:height="1.676cm" svg:x="13.19cm" svg:y="0.598cm"><text:p text:style-name="P1">D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1" draw:name="Фигура12" draw:style-name="gr12" draw:text-style-name="P1" svg:x1="3.342cm" svg:y1="-0.983cm" svg:x2="3.342cm" svg:y2="-0.408cm"><text:p/></draw:line><draw:line text:anchor-type="paragraph" draw:z-index="12" draw:name="Фигура13" draw:style-name="gr12" draw:text-style-name="P1" svg:x1="3.326cm" svg:y1="0.187cm" svg:x2="3.326cm" svg:y2="0.868cm"><text:p/></draw:line><draw:line text:anchor-type="paragraph" draw:z-index="13" draw:name="Фигура14" draw:style-name="gr12" draw:text-style-name="P1" svg:x1="3.326cm" svg:y1="2.372cm" svg:x2="3.326cm" svg:y2="3.166cm"><text:p/></draw:line><draw:line text:anchor-type="paragraph" draw:z-index="14" draw:name="Фигура15" draw:style-name="gr12" draw:text-style-name="P1" svg:x1="3.37cm" svg:y1="4.906cm" svg:x2="3.37cm" svg:y2="5.723cm"><text:p/></draw:line><draw:line text:anchor-type="paragraph" draw:z-index="15" draw:name="Фигура16" draw:style-name="gr12" draw:text-style-name="P1" svg:x1="4.525cm" svg:y1="1.608cm" svg:x2="5.169cm" svg:y2="1.629cm"><text:p/></draw:line><draw:line text:anchor-type="paragraph" draw:z-index="16" draw:name="Фигура17" draw:style-name="gr12" draw:text-style-name="P1" svg:x1="8.06cm" svg:y1="1.496cm" svg:x2="9.404cm" svg:y2="1.473cm"><text:p/></draw:line><draw:line text:anchor-type="paragraph" draw:z-index="17" draw:name="Фигура18" draw:style-name="gr12" draw:text-style-name="P1" svg:x1="10.881cm" svg:y1="2.196cm" svg:x2="10.937cm" svg:y2="6.078cm"><text:p/></draw:line><draw:line text:anchor-type="paragraph" draw:z-index="18" draw:name="Фигура19" draw:style-name="gr12" draw:text-style-name="P1" svg:x1="12.358cm" svg:y1="1.429cm" svg:x2="13.205cm" svg:y2="1.429cm"><text:p/></draw:line><draw:line text:anchor-type="paragraph" draw:z-index="19" draw:name="Фигура20" draw:style-name="gr12" draw:text-style-name="P1" svg:x1="15.85cm" svg:y1="1.431cm" svg:x2="16.607cm" svg:y2="1.431cm"><text:p/></draw:line><draw:line text:anchor-type="paragraph" draw:z-index="20" draw:name="Фигура21" draw:style-name="gr12" draw:text-style-name="P1" svg:x1="17.796cm" svg:y1="2.205cm" svg:x2="17.796cm" svg:y2="2.845cm"><text:p/></draw:line><draw:frame text:anchor-type="paragraph" draw:z-index="21" draw:name="Фигура22" draw:style-name="gr13" draw:text-style-name="P3" svg:width="0.556cm" svg:height="0.597cm" svg:x="2.769cm" svg:y="2.372cm"><draw:text-box><text:p>Да</text:p></draw:text-box></draw:frame><draw:frame text:anchor-type="paragraph" draw:z-index="22" draw:name="Фигура23" draw:style-name="gr13" draw:text-style-name="P3" svg:width="0.735cm" svg:height="0.597cm" svg:x="2.879cm" svg:y="4.905cm"><draw:text-box><text:p>Да</text:p></draw:text-box></draw:frame><draw:frame text:anchor-type="paragraph" draw:z-index="23" draw:name="Фигура24" draw:style-name="gr14" draw:text-style-name="P3" svg:width="0.668cm" svg:height="0.53cm" svg:x="4.501cm" svg:y="1.08cm"><draw:text-box><text:p>нет</text:p></draw:text-box></draw:frame><draw:frame text:anchor-type="paragraph" draw:z-index="24" draw:name="Фигура25" draw:style-name="gr15" draw:text-style-name="P3" svg:width="0.773cm" svg:height="0.489cm" svg:x="10.165cm" svg:y="2.196cm"><draw:text-box><text:p>нет</text:p></draw:text-box></draw:frame><draw:frame text:anchor-type="paragraph" draw:z-index="25" draw:name="Фигура26" draw:style-name="gr15" draw:text-style-name="P3" svg:width="1.103cm" svg:height="0.489cm" svg:x="12.358cm" svg:y="0.94cm"><draw:text-box><text:p>да</text:p></draw:text-box></draw:frame><draw:frame text:anchor-type="paragraph" draw:z-index="26" draw:name="Фигура27" draw:style-name="gr15" draw:text-style-name="P3" svg:width="1.103cm" svg:height="0.489cm" svg:x="15.85cm" svg:y="0.942cm"><draw:text-box><text:p>Да</text:p></draw:text-box></draw:frame><draw:custom-shape text:anchor-type="paragraph" draw:z-index="27" draw:name="Фигура28" draw:style-name="gr16" draw:text-style-name="P4" svg:width="3.045cm" svg:height="1.28cm" svg:x="12.94cm" svg:y="3.043cm"><text:p><text:span text:style-name="T2">x1=(-b+sqrt(D))/2a</text:span></text:p><text:p><text:span text:style-name="T2">x2=(-b-sqrt(D))/2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Фигура29" draw:style-name="gr17" draw:text-style-name="P1" svg:width="3.111cm" svg:height="1.147cm" svg:x="12.686cm" svg:y="5.048cm"><text:p text:style-name="P1">вывод(x1,x2)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9" draw:name="Фигура30" draw:style-name="gr12" draw:text-style-name="P1" svg:x1="14.547cm" svg:y1="4.322cm" svg:x2="14.547cm" svg:y2="5.049cm"><text:p/></draw:line><draw:line text:anchor-type="paragraph" draw:z-index="30" draw:name="Фигура31" draw:style-name="gr12" draw:text-style-name="P1" svg:x1="14.505cm" svg:y1="2.337cm" svg:x2="14.505cm" svg:y2="3.043cm"><text:p/></draw:line><draw:custom-shape text:anchor-type="paragraph" draw:z-index="31" draw:name="Фигура32" draw:style-name="gr18" draw:text-style-name="P1" svg:width="2.779cm" svg:height="1.28cm" svg:x="-1.201cm" svg:y="3.496cm"><text:p text:style-name="P1">x=-c/b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2" draw:name="Фигура33" draw:style-name="gr12" draw:text-style-name="P1" svg:x1="2.257cm" svg:y1="4.046cm" svg:x2="1.559cm" svg:y2="4.023cm"><text:p/></draw:line><draw:custom-shape text:anchor-type="paragraph" draw:z-index="33" draw:name="Фигура34" draw:style-name="gr19" draw:text-style-name="P1" svg:width="3.617cm" svg:height="1.345cm" svg:x="-1.889cm" svg:y="5.773cm"><text:p text:style-name="P1">вывод(x)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4" draw:name="Фигура35" draw:style-name="gr12" draw:text-style-name="P1" svg:x1="0.141cm" svg:y1="4.775cm" svg:x2="0.166cm" svg:y2="5.888cm"><text:p/></draw:line><draw:frame text:anchor-type="paragraph" draw:z-index="35" draw:name="Фигура36" draw:style-name="gr20" draw:text-style-name="P5" svg:width="0.533cm" svg:height="0.428cm" svg:x="1.725cm" svg:y="3.503cm"><draw:text-box><text:p><text:span text:style-name="T3">нет</text:span></text:p></draw:text-box></draw:frame><draw:custom-shape text:anchor-type="paragraph" draw:z-index="36" draw:name="Фигура37" draw:style-name="gr21" draw:text-style-name="P1" svg:width="3.352cm" svg:height="1.08cm" svg:x="5.278cm" svg:y="6.152cm"><text:p text:style-name="P1"><text:span text:style-name="T4">«беск. мн. реш.»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7" draw:name="Фигура38" draw:style-name="gr22" draw:text-style-name="P1" svg:width="3.022cm" svg:height="0.994cm" svg:x="1.838cm" svg:y="8.491cm"><text:p text:style-name="P1"><text:span text:style-name="T4">«нет решения»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8" draw:name="Фигура39" draw:style-name="gr12" draw:text-style-name="P1" svg:x1="4.563cm" svg:y1="6.623cm" svg:x2="5.531cm" svg:y2="6.664cm"><text:p/></draw:line><draw:line text:anchor-type="paragraph" draw:z-index="39" draw:name="Фигура40" draw:style-name="gr12" draw:text-style-name="P1" svg:x1="3.328cm" svg:y1="7.708cm" svg:x2="3.358cm" svg:y2="8.479cm"><text:p/></draw:line><draw:frame text:anchor-type="paragraph" draw:z-index="40" draw:name="Фигура41" draw:style-name="gr23" draw:text-style-name="P3" svg:width="1.071cm" svg:height="0.585cm" svg:x="3.493cm" svg:y="7.708cm"><draw:text-box><text:p>нет</text:p></draw:text-box></draw:frame><draw:frame text:anchor-type="paragraph" draw:z-index="41" draw:name="Фигура42" draw:style-name="gr15" draw:text-style-name="P3" svg:width="0.825cm" svg:height="0.489cm" svg:x="4.708cm" svg:y="6.175cm"><draw:text-box><text:p>да</text:p></draw:text-box></draw:frame><draw:custom-shape text:anchor-type="paragraph" draw:z-index="42" draw:name="Фигура43" draw:style-name="gr24" draw:text-style-name="P1" svg:width="3.006cm" svg:height="0.89cm" svg:x="7.648cm" svg:y="11.354cm"><text:p text:style-name="P1">конец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43" draw:name="Фигура48" draw:style-name="gr15" draw:text-style-name="P3" svg:width="0.814cm" svg:height="0.489cm" svg:x="14.584cm" svg:y="2.374cm"><draw:text-box><text:p>нет</text:p></draw:text-box></draw:frame><draw:line text:anchor-type="paragraph" draw:z-index="44" draw:name="Фигура44" draw:style-name="gr25" draw:text-style-name="P1" svg:x1="-0.231cm" svg:y1="7.117cm" svg:x2="-0.231cm" svg:y2="10.407cm"><text:p/></draw:line><draw:line text:anchor-type="paragraph" draw:z-index="45" draw:name="Фигура45" draw:style-name="gr25" draw:text-style-name="P1" svg:x1="-0.231cm" svg:y1="10.407cm" svg:x2="17.778cm" svg:y2="10.255cm"><text:p/></draw:line><draw:line text:anchor-type="paragraph" draw:z-index="46" draw:name="Фигура46" draw:style-name="gr25" draw:text-style-name="P1" svg:x1="17.628cm" svg:y1="4.3cm" svg:x2="17.778cm" svg:y2="10.255cm"><text:p/></draw:line><draw:line text:anchor-type="paragraph" draw:z-index="47" draw:name="Фигура49" draw:style-name="gr25" draw:text-style-name="P1" svg:x1="14.169cm" svg:y1="6.195cm" svg:x2="14.206cm" svg:y2="10.255cm"><text:p/></draw:line><draw:line text:anchor-type="paragraph" draw:z-index="48" draw:name="Фигура50" draw:style-name="gr25" draw:text-style-name="P1" svg:x1="6.648cm" svg:y1="7.232cm" svg:x2="6.648cm" svg:y2="10.407cm"><text:p/></draw:line><draw:line text:anchor-type="paragraph" draw:z-index="49" draw:name="Фигура51" draw:style-name="gr25" draw:text-style-name="P1" svg:x1="3.057cm" svg:y1="9.484cm" svg:x2="3.076cm" svg:y2="10.407cm"><text:p/></draw:line><draw:line text:anchor-type="paragraph" draw:z-index="50" draw:name="Фигура47" draw:style-name="gr25" draw:text-style-name="P1" svg:x1="10.409cm" svg:y1="7.161cm" svg:x2="10.446cm" svg:y2="10.255cm"><text:p/></draw:line><draw:line text:anchor-type="paragraph" draw:z-index="51" draw:name="Фигура52" draw:style-name="gr12" draw:text-style-name="P1" svg:x1="9.142cm" svg:y1="10.255cm" svg:x2="9.161cm" svg:y2="11.354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9:34:23.237000000</meta:creation-date>
    <dc:date>2018-09-22T10:34:13.657000000</dc:date>
    <meta:editing-duration>PT20M53S</meta:editing-duration>
    <meta:editing-cycles>3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